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ubject>Gestione Licenze Lumen</text:subject> - <text:title>Generazione e uso licenze</text:title><text:initial-creator/></text:p>
      <text:h text:style-name="Heading_20_1" text:outline-level="1">Scambio di codici</text:h>
      <text:p text:style-name="Text_20_body">La gestione delle licenze nell'applicativo Lumen, viene fatta con uno scambio di due codici. Questo scambio può avvenire per via elettronica (email, skype) ma anche per via vocale (per esempio per telefono).</text:p>
      <text:p text:style-name="Text_20_body">In virtù di questo ultimo punto, è necessario mantenere i codici il più corti possibili, il più leggibili possibili per evitare problemi di dettatura o trascrizione.</text:p>
      <text:h text:style-name="Heading_20_2" text:outline-level="2">Machine Code</text:h>
      <text:p text:style-name="Text_20_body">Il cliente dovrà comunicare il proprio codice identificativo dell'hardware su cui sta installando il programma. Questo codice (detto Machine Code) è un numero di 5 cifre, che viene generato automaticamente dal programma "Configuration Manager".</text:p>
      <text:p text:style-name="Text_20_body">Se il cliente cambia computer, deve chiedere un'altra licenza. Se il cliente formatta e/o reinstalla il sistema operativo sullo stesso computer, allora deve funzionare lo stesso codice precedenteente acquistato.</text:p>
      <text:h text:style-name="Heading_20_2" text:outline-level="2">License Code</text:h>
      <text:p text:style-name="Text_20_body">A fronte di questo codice, verrà calcolato un relativo codice di lettere e numeri lungo 20 caratteri che rappresenta la licenza. Questo codice viene comunicato dalla ditta digiphoto al cliente che vuole usare il prodotto Lumen.</text:p>
      <text:h text:style-name="Heading_20_1" text:outline-level="1">Licenza a tempo</text:h>
      <text:p text:style-name="Text_20_body">Si è deciso che i codici di licenza generati, hanno un limite di tempo. In pratica dopo un determinato numero di giorni, il codice scade ed il programma non è più licenziato.</text:p>
      <text:h text:style-name="Heading_20_1" text:outline-level="1">Licenza demo</text:h>
      <text:p text:style-name="Text_20_body">Si è deciso di non gestire licenze di tipo diverso (buone e demo). Gestiamo <text:span text:style-name="T2">un unico tipo di licenza</text:span>. Per la versione demo, si creerà una licenza temporanea di pochi giorni (es. 20 giorni). Per le licenze vere, invece il tempo sarà più lungo (per esempio un anno).</text:p>
      <text:p text:style-name="Text_20_body">Il programma quindi non farà controlli sul fatto che la licenza è di tipo demo, e quindi funzionerà al 100% come se fosse licenziato normalmente.</text:p>
      <text:p text:style-name="Text_20_body">L'unica differenza è qundi il tempo.</text:p>
      <text:h text:style-name="Heading_20_1" text:outline-level="1">Scadenza</text:h>
      <text:p text:style-name="Text_20_body">Quando scade la licenza, il programma Lumen non partirà per nulla. E' stato deciso di essere molto fiscali su questo punto per evitare utilizzi gratuiti. Nessuna funzione sarà permessa.</text:p>
      <text:h text:style-name="Heading_20_1" text:outline-level="1">Funzionalità aggiuntive</text:h>
      <text:p text:style-name="Text_20_body">Viene prevista la possibilità di gestire fino a 8 "Funzionalità" del programma che possono essere sottoposte a controllo di licenza. Per esempio si potrebbe attivare il riconoscimento dei volti solo se previsto dalla licenza (e quindi pagato a parte).</text:p>
      <text:p text:style-name="Text_20_body">Per ora non gestiamo nulla del genere, ma prevediamo la possibilit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background-color="#83ca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9M45S</meta:editing-duration>
    <meta:editing-cycles>6</meta:editing-cycles>
    <meta:generator>OpenOffice.org/3.3$Win32 OpenOffice.org_project/330m20$Build-9567</meta:generator>
    <dc:date>2013-03-16T11:29:46.46</dc:date>
    <dc:subject>Gestione Licenze Lumen</dc:subject>
    <dc:title>Generazione e uso licenze</dc:title>
    <dc:creator>Luca Bernardini</dc:creator>
    <meta:document-statistic meta:table-count="0" meta:image-count="0" meta:object-count="0" meta:page-count="1" meta:paragraph-count="20" meta:word-count="370" meta:character-count="2327"/>
    <meta:user-defined meta:name="Info 1"/>
    <meta:user-defined meta:name="Info 2"/>
    <meta:user-defined meta:name="Info 3"/>
    <meta:user-defined meta:name="Info 4"/>
  </office:meta>
</office:document-meta>
</file>